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5.15cm" fo:min-width="10.7cm"/>
    </style:style>
    <style:style style:name="gr2" style:family="graphic" style:parent-style-name="standard">
      <style:graphic-properties draw:fill-color="#ff9900" draw:textarea-horizontal-align="justify" draw:textarea-vertical-align="top" draw:auto-grow-height="false" fo:min-height="5.45cm" fo:min-width="6.6cm"/>
    </style:style>
    <style:style style:name="gr3" style:family="graphic" style:parent-style-name="standard">
      <style:graphic-properties svg:stroke-width="0.053cm" draw:marker-start="Arrow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solid" draw:fill-color="#ffffff" fo:min-height="1.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solid" draw:fill-color="#99ff66" draw:textarea-vertical-align="middle" fo:min-height="0.9cm"/>
    </style:style>
    <style:style style:name="gr7" style:family="graphic" style:parent-style-name="standard">
      <style:graphic-properties draw:stroke="none" svg:stroke-color="#000000" draw:fill="solid" draw:fill-color="#ffffff" fo:min-height="0.712cm"/>
    </style:style>
    <style:style style:name="gr8" style:family="graphic" style:parent-style-name="standard">
      <style:graphic-properties draw:stroke="solid" svg:stroke-color="#000000" draw:fill="solid" draw:fill-color="#ffff99" fo:min-height="0.75cm"/>
    </style:style>
    <style:style style:name="gr9" style:family="graphic" style:parent-style-name="standard">
      <style:graphic-properties draw:textarea-horizontal-align="justify" draw:textarea-vertical-align="top" draw:auto-grow-height="false" fo:min-height="1.25cm" fo:min-width="2.5cm"/>
    </style:style>
    <style:style style:name="gr10" style:family="graphic" style:parent-style-name="standard">
      <style:graphic-properties draw:fill-color="#333333" draw:textarea-horizontal-align="justify" draw:textarea-vertical-align="middle" draw:auto-grow-height="false" fo:min-height="0.104cm" fo:min-width="0cm"/>
    </style:style>
    <style:style style:name="gr11" style:family="graphic" style:parent-style-name="standard">
      <style:graphic-properties draw:fill-color="#cc99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0099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-color="#cc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000099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width="0.053cm" draw:marker-start="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color="#990000" draw:fill-color="#333333" draw:textarea-horizontal-align="justify" draw:textarea-vertical-align="top" draw:auto-grow-height="false" fo:min-height="1.55cm" fo:min-width="1.9cm"/>
    </style:style>
    <style:style style:name="gr17" style:family="graphic" style:parent-style-name="standard">
      <style:graphic-properties svg:stroke-width="0.053cm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textarea-horizontal-align="justify" draw:textarea-vertical-align="middle" draw:auto-grow-height="false" fo:min-height="1.35cm" fo:min-width="1.2cm"/>
    </style:style>
    <style:style style:name="gr19" style:family="graphic" style:parent-style-name="standard">
      <style:graphic-properties draw:fill-color="#333333" draw:textarea-horizontal-align="justify" draw:textarea-vertical-align="middle" draw:auto-grow-height="false" fo:min-height="0.316cm" fo:min-width="0.066cm"/>
    </style:style>
    <style:style style:name="gr20" style:family="graphic" style:parent-style-name="standard">
      <style:graphic-properties draw:fill-color="#990000" draw:textarea-horizontal-align="justify" draw:textarea-vertical-align="middle" draw:auto-grow-height="false" fo:min-height="1.024cm" fo:min-width="0.844cm"/>
    </style:style>
    <style:style style:name="gr21" style:family="graphic" style:parent-style-name="standard">
      <style:graphic-properties draw:fill-color="#990000" draw:textarea-horizontal-align="justify" draw:textarea-vertical-align="middle" draw:auto-grow-height="false" fo:min-height="0.74cm" fo:min-width="0.562cm"/>
    </style:style>
    <style:style style:name="gr2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3" style:family="graphic" style:parent-style-name="standard">
      <style:graphic-properties draw:stroke="none" svg:stroke-color="#000000" draw:fill="solid" draw:fill-color="#ffffff" draw:textarea-vertical-align="middle" fo:min-height="0.814cm"/>
    </style:style>
    <style:style style:name="gr24" style:family="graphic" style:parent-style-name="standard">
      <style:graphic-properties draw:stroke="none" svg:stroke-color="#000000" draw:fill="solid" draw:fill-color="#ffffff" fo:min-height="0.714cm"/>
    </style:style>
    <style:style style:name="gr25" style:family="graphic" style:parent-style-name="standard">
      <style:graphic-properties draw:fill-color="#ff9900" draw:textarea-horizontal-align="justify" draw:textarea-vertical-align="middle" draw:auto-grow-height="false" fo:min-height="0.85cm" fo:min-width="3.5cm"/>
    </style:style>
    <style:style style:name="gr26" style:family="graphic" style:parent-style-name="standard">
      <style:graphic-properties draw:stroke="none" svg:stroke-color="#000000" draw:fill="solid" draw:fill-color="#ffffff" fo:min-height="1.05cm"/>
    </style:style>
    <style:style style:name="gr27" style:family="graphic" style:parent-style-name="standard">
      <style:graphic-properties draw:stroke="none" svg:stroke-color="#000000" draw:fill="solid" draw:fill-color="#ffffff" fo:min-height="1.423cm"/>
    </style:style>
    <style:style style:name="gr28" style:family="graphic" style:parent-style-name="standard">
      <style:graphic-properties draw:stroke="none" svg:stroke-color="#000000" draw:fill="solid" draw:fill-color="#ffffff" fo:min-height="0.412cm"/>
    </style:style>
    <style:style style:name="gr29" style:family="graphic" style:parent-style-name="standard">
      <style:graphic-properties draw:fill-color="#ff9900" draw:textarea-horizontal-align="justify" draw:textarea-vertical-align="middle" draw:auto-grow-height="false" fo:min-height="0.85cm" fo:min-width="1.7cm"/>
    </style:style>
    <style:style style:name="gr30" style:family="graphic" style:parent-style-name="standard">
      <style:graphic-properties svg:stroke-width="0.053cm" draw:marker-start="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fill-color="#ff9900" draw:textarea-horizontal-align="justify" draw:textarea-vertical-align="middle" draw:auto-grow-height="false" fo:min-height="0.85cm" fo:min-width="4.3cm"/>
    </style:style>
    <style:style style:name="gr32" style:family="graphic" style:parent-style-name="standard">
      <style:graphic-properties draw:textarea-horizontal-align="justify" draw:textarea-vertical-align="middle" draw:auto-grow-height="false" fo:min-height="0.85cm" fo:min-width="2.1cm"/>
    </style:style>
    <style:style style:name="P1" style:family="paragraph">
      <style:paragraph-properties fo:text-align="start"/>
    </style:style>
    <style:style style:name="P2" style:family="paragraph">
      <loext:graphic-properties draw:fill-color="#ff9900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style:use-window-font-color="true"/>
    </style:style>
    <style:style style:name="P7" style:family="paragraph">
      <loext:graphic-properties draw:fill="solid" draw:fill-color="#99ff66"/>
      <style:paragraph-properties fo:text-align="center"/>
      <style:text-properties style:use-window-font-color="true"/>
    </style:style>
    <style:style style:name="P8" style:family="paragraph">
      <loext:graphic-properties draw:fill="solid" draw:fill-color="#ffff99"/>
    </style:style>
    <style:style style:name="P9" style:family="paragraph">
      <style:paragraph-properties fo:text-align="start"/>
      <style:text-properties fo:font-size="13pt" style:font-size-asian="13pt" style:font-size-complex="13pt"/>
    </style:style>
    <style:style style:name="P10" style:family="paragraph">
      <loext:graphic-properties draw:fill-color="#333333"/>
      <style:paragraph-properties fo:text-align="center"/>
    </style:style>
    <style:style style:name="P11" style:family="paragraph">
      <loext:graphic-properties draw:fill-color="#cc9900"/>
      <style:paragraph-properties fo:text-align="center"/>
    </style:style>
    <style:style style:name="P12" style:family="paragraph">
      <loext:graphic-properties draw:fill-color="#009900"/>
      <style:paragraph-properties fo:text-align="center"/>
    </style:style>
    <style:style style:name="P13" style:family="paragraph">
      <loext:graphic-properties draw:fill-color="#cc0000"/>
      <style:paragraph-properties fo:text-align="center"/>
    </style:style>
    <style:style style:name="P14" style:family="paragraph">
      <loext:graphic-properties draw:fill-color="#000099"/>
      <style:paragraph-properties fo:text-align="center"/>
    </style:style>
    <style:style style:name="P15" style:family="paragraph">
      <style:paragraph-properties fo:text-align="start"/>
      <style:text-properties fo:font-size="10pt" style:font-size-asian="10pt" style:font-size-complex="10pt"/>
    </style:style>
    <style:style style:name="P16" style:family="paragraph">
      <loext:graphic-properties draw:fill-color="#333333"/>
      <style:paragraph-properties fo:text-align="start"/>
      <style:text-properties fo:font-size="10pt" style:font-size-asian="10pt" style:font-size-complex="10pt"/>
    </style:style>
    <style:style style:name="P17" style:family="paragraph">
      <style:text-properties fo:color="#800000"/>
    </style:style>
    <style:style style:name="P18" style:family="paragraph">
      <loext:graphic-properties draw:fill="none" draw:fill-color="#ffffff"/>
      <style:text-properties fo:color="#800000"/>
    </style:style>
    <style:style style:name="P19" style:family="paragraph">
      <loext:graphic-properties draw:fill-color="#990000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-color="#ff9900"/>
      <style:paragraph-properties fo:text-align="center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9" draw:id="id19" draw:layer="layout" svg:width="11.2cm" svg:height="5.4cm" svg:x="4.3cm" svg:y="6.3cm">
          <draw:glue-point draw:id="4" svg:x="0cm" svg:y="4.629cm"/>
          <draw:glue-point draw:id="5" svg:x="-3.66cm" svg:y="5cm"/>
          <text:p text:style-name="P1">Raspberry Pi</text:p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7.1cm" svg:height="5.7cm" svg:x="4.1cm" svg:y="13.8cm">
          <draw:glue-point draw:id="4" svg:x="-2.746cm" svg:y="-4.824cm"/>
          <text:p text:style-name="P1">REGBO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6.7cm" svg:y1="15.301cm" svg:x2="7.3cm" svg:y2="11.2cm" draw:start-shape="id1" draw:start-glue-point="4" draw:end-shape="id2" draw:end-glue-point="2" svg:d="M6700 15301h600v-4101" svg:viewBox="0 0 601 4102">
          <text:p/>
        </draw:connector>
        <draw:frame draw:style-name="gr4" draw:text-style-name="P4" xml:id="id2" draw:id="id2" draw:layer="layout" svg:width="3cm" svg:height="1.8cm" svg:x="5.8cm" svg:y="9.4cm">
          <draw:text-box>
            <text:p>robotot_<text:line-break/>bridge</text:p>
          </draw:text-box>
        </draw:frame>
        <draw:frame draw:style-name="gr5" draw:text-style-name="P5" draw:layer="layout" svg:width="4.312cm" svg:height="1.673cm" svg:x="7.4cm" svg:y="12cm">
          <draw:text-box>
            <text:p>USB<text:line-break/>/dev/ttyACM0</text:p>
          </draw:text-box>
        </draw:frame>
        <draw:connector draw:style-name="gr3" draw:text-style-name="P3" draw:layer="layout" svg:x1="10.4cm" svg:y1="7.381cm" svg:x2="12.25cm" svg:y2="8.025cm" draw:start-shape="id3" draw:start-glue-point="1" draw:end-shape="id4" draw:end-glue-point="0" svg:d="M10400 7381h1850v644" svg:viewBox="0 0 1851 645">
          <text:p/>
        </draw:connector>
        <draw:frame draw:style-name="gr6" draw:text-style-name="P7" xml:id="id4" draw:id="id4" draw:layer="layout" svg:width="3.5cm" svg:height="1.15cm" svg:x="10.5cm" svg:y="8.025cm">
          <draw:text-box>
            <text:p text:style-name="P6">Mission</text:p>
          </draw:text-box>
        </draw:frame>
        <draw:frame draw:style-name="gr7" draw:text-style-name="P4" xml:id="id3" draw:id="id3" draw:layer="layout" svg:width="1.4cm" svg:height="0.962cm" svg:x="9cm" svg:y="6.9cm">
          <draw:text-box>
            <text:p>net</text:p>
          </draw:text-box>
        </draw:frame>
        <draw:connector draw:style-name="gr3" draw:text-style-name="P3" draw:layer="layout" svg:x1="9.7cm" svg:y1="7.862cm" svg:x2="8.8cm" svg:y2="10.3cm" draw:start-shape="id3" draw:start-glue-point="2" draw:end-shape="id2" draw:end-glue-point="1" svg:d="M9700 7862v2438h-900" svg:viewBox="0 0 901 2439">
          <text:p/>
        </draw:connector>
        <draw:frame draw:style-name="gr8" draw:text-style-name="P8" xml:id="id5" draw:id="id5" draw:layer="layout" svg:width="4cm" svg:height="1cm" svg:x="7.7cm" svg:y="3.9cm">
          <draw:text-box>
            <text:p>Wifi or cable</text:p>
          </draw:text-box>
        </draw:frame>
        <draw:connector draw:style-name="gr3" draw:text-style-name="P3" draw:layer="layout" svg:x1="9.7cm" svg:y1="4.9cm" svg:x2="9.7cm" svg:y2="6.9cm" draw:start-shape="id5" draw:start-glue-point="2" draw:end-shape="id3" draw:end-glue-point="0" svg:d="M9700 4900v2000" svg:viewBox="0 0 1 2001">
          <text:p/>
        </draw:connector>
        <draw:g xml:id="id6" draw:id="id6">
          <draw:custom-shape draw:style-name="gr9" draw:text-style-name="P9" draw:layer="layout" svg:width="3cm" svg:height="1.5cm" svg:x="1cm" svg:y="9.55cm">
            <text:p text:style-name="P1"><text:span text:style-name="T1">gamepad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0.5cm" svg:height="0.5cm" svg:x="1.4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5cm" svg:height="0.5cm" svg:x="2.3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draw:layer="layout" svg:width="0.2cm" svg:height="0.2cm" svg:x="3.298cm" svg:y="10.1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cm" svg:height="0.2cm" svg:x="3.299cm" svg:y="10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3" draw:layer="layout" svg:width="0.2cm" svg:height="0.2cm" svg:x="3.6cm" svg:y="10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2cm" svg:height="0.2cm" svg:x="3.001cm" svg:y="10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5" draw:text-style-name="P3" draw:layer="layout" svg:x1="4cm" svg:y1="10.3cm" svg:x2="5.8cm" svg:y2="10.3cm" draw:start-shape="id6" draw:start-glue-point="1" draw:end-shape="id2" draw:end-glue-point="3" svg:d="M4000 10300h1800" svg:viewBox="0 0 1801 1">
          <text:p/>
        </draw:connector>
        <draw:custom-shape draw:style-name="gr16" draw:text-style-name="P16" xml:id="id7" draw:id="id7" draw:layer="layout" svg:width="2.4cm" svg:height="1.8cm" svg:x="1.3cm" svg:y="7cm">
          <text:p text:style-name="P15">11.4 Amanda<text:line-break/>192.168.2.31<text:line-break/>...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3.7cm" svg:y1="7.9cm" svg:x2="7.3cm" svg:y2="9.4cm" draw:start-shape="id7" draw:start-glue-point="1" draw:end-shape="id2" draw:end-glue-point="0" svg:d="M3700 7900h3600v1500" svg:viewBox="0 0 3601 1501">
          <text:p/>
        </draw:connector>
        <draw:frame draw:style-name="gr5" draw:text-style-name="P18" draw:layer="layout" svg:width="2.788cm" svg:height="0.962cm" svg:x="12.8cm" svg:y="6.3cm">
          <draw:text-box>
            <text:p text:style-name="P17">amanda</text:p>
          </draw:text-box>
        </draw:frame>
        <draw:frame draw:style-name="gr5" draw:text-style-name="P18" draw:layer="layout" svg:width="2.788cm" svg:height="0.962cm" svg:x="8.412cm" svg:y="13.8cm">
          <draw:text-box>
            <text:p text:style-name="P17">amanda</text:p>
          </draw:text-box>
        </draw:frame>
        <draw:frame draw:style-name="gr5" draw:text-style-name="P18" draw:layer="layout" svg:width="4.265cm" svg:height="0.962cm" svg:x="9.912cm" svg:y="5cm">
          <draw:text-box>
            <text:p text:style-name="P17">amanda.local</text:p>
          </draw:text-box>
        </draw:frame>
        <draw:g xml:id="id8" draw:id="id8">
          <draw:custom-shape draw:style-name="gr18" draw:text-style-name="P3" draw:layer="layout" svg:width="1.7cm" svg:height="1.6cm" svg:x="17.1cm" svg:y="7.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0" draw:layer="layout" svg:width="0.8cm" svg:height="0.8cm" svg:x="17.55cm" svg:y="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" draw:text-style-name="P3" draw:layer="layout" svg:x1="17.1cm" svg:y1="8.6cm" svg:x2="14cm" svg:y2="8.6cm" draw:start-shape="id8" draw:start-glue-point="3" draw:end-shape="id4" draw:end-glue-point="1" svg:d="M17100 8600h-3100" svg:viewBox="0 0 3101 1">
          <text:p/>
        </draw:connector>
        <draw:frame draw:style-name="gr5" draw:text-style-name="P5" draw:layer="layout" svg:width="2.754cm" svg:height="0.962cm" svg:x="16.586cm" svg:y="6.938cm">
          <draw:text-box>
            <text:p>Camera</text:p>
          </draw:text-box>
        </draw:frame>
        <draw:custom-shape draw:style-name="gr20" draw:text-style-name="P19" draw:layer="layout" svg:width="1.9cm" svg:height="1.8cm" svg:x="13.7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draw:layer="layout" svg:width="1.5cm" svg:height="1.4cm" svg:x="16.7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0" draw:layer="layout" svg:x1="14.4cm" svg:y1="18.1cm" svg:x2="17.4cm" svg:y2="18.1cm">
          <text:p/>
        </draw:line>
        <draw:custom-shape draw:style-name="gr20" draw:text-style-name="P19" xml:id="id10" draw:id="id10" draw:layer="layout" svg:width="1.9cm" svg:height="1.8cm" svg:x="13.101cm" svg:y="1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0.3cm" svg:y1="18.136cm" svg:x2="14.723cm" svg:y2="17.864cm" draw:start-shape="id9" draw:start-glue-point="1" draw:end-shape="id10" draw:end-glue-point="11" svg:d="M10300 18136h1400v-1036h3023v764" svg:viewBox="0 0 4424 1037">
          <text:p/>
        </draw:connector>
        <draw:frame draw:style-name="gr23" draw:text-style-name="P21" xml:id="id9" draw:id="id9" draw:layer="layout" svg:width="2.6cm" svg:height="1.064cm" svg:x="7.7cm" svg:y="17.604cm">
          <draw:text-box>
            <text:p text:style-name="P3">control</text:p>
          </draw:text-box>
        </draw:frame>
        <draw:connector draw:style-name="gr17" draw:text-style-name="P3" draw:layer="layout" svg:x1="10.4cm" svg:y1="15.736cm" svg:x2="14.2cm" svg:y2="14.35cm" draw:start-shape="id11" draw:start-glue-point="1" draw:end-shape="id12" draw:end-glue-point="3" svg:d="M10400 15736h1900v-1386h1900" svg:viewBox="0 0 3801 1387">
          <text:p/>
        </draw:connector>
        <draw:frame draw:style-name="gr24" draw:text-style-name="P4" xml:id="id11" draw:id="id11" draw:layer="layout" svg:width="2.8cm" svg:height="0.964cm" svg:x="7.6cm" svg:y="15.254cm">
          <draw:text-box>
            <text:p>sensor</text:p>
          </draw:text-box>
          <draw:glue-point draw:id="4" svg:x="-3.571cm" svg:y="4.813cm"/>
        </draw:frame>
        <draw:custom-shape draw:style-name="gr25" draw:text-style-name="P22" xml:id="id13" draw:id="id13" draw:layer="layout" svg:width="4cm" svg:height="1.1cm" svg:x="14.2cm" svg:y="15.186cm">
          <text:p text:style-name="P3">Edge</text:p>
          <draw:enhanced-geometry svg:viewBox="0 0 21600 21600" draw:type="rectangle" draw:enhanced-path="M 0 0 L 21600 0 21600 21600 0 21600 0 0 Z N"/>
        </draw:custom-shape>
        <draw:custom-shape draw:style-name="gr25" draw:text-style-name="P22" xml:id="id12" draw:id="id12" draw:layer="layout" svg:width="4cm" svg:height="1.1cm" svg:x="14.2cm" svg:y="13.8cm">
          <text:p text:style-name="P3">Distance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10.4cm" svg:y1="15.736cm" svg:x2="14.2cm" svg:y2="15.736cm" draw:start-shape="id11" draw:start-glue-point="1" draw:end-shape="id13" svg:d="M10400 15736h3800" svg:viewBox="0 0 3801 1">
          <text:p/>
        </draw:connector>
        <draw:frame draw:style-name="gr26" draw:text-style-name="P4" xml:id="id16" draw:id="id16" draw:layer="layout" svg:width="2.9cm" svg:height="1.673cm" svg:x="4.3cm" svg:y="17.3cm">
          <draw:text-box draw:corner-radius="0.1cm">
            <text:p>short<text:line-break/>mission</text:p>
          </draw:text-box>
          <draw:glue-point draw:id="4" svg:x="3.965cm" svg:y="-4.997cm"/>
        </draw:frame>
        <draw:frame draw:style-name="gr27" draw:text-style-name="P4" xml:id="id1" draw:id="id1" draw:layer="layout" svg:width="2cm" svg:height="1.673cm" svg:x="4.75cm" svg:y="14.9cm">
          <draw:text-box>
            <text:p>Inter-<text:line-break/>face</text:p>
          </draw:text-box>
          <draw:glue-point draw:id="4" svg:x="4.75cm" svg:y="-2.606cm"/>
        </draw:frame>
        <draw:frame draw:style-name="gr28" draw:text-style-name="P4" xml:id="id14" draw:id="id14" draw:layer="layout" svg:width="3cm" svg:height="0.962cm" svg:x="10.75cm" svg:y="10.538cm">
          <draw:text-box>
            <text:p>open-CV</text:p>
          </draw:text-box>
        </draw:frame>
        <draw:connector draw:style-name="gr3" draw:text-style-name="P3" draw:layer="layout" svg:x1="12.25cm" svg:y1="9.175cm" svg:x2="12.25cm" svg:y2="10.538cm" draw:start-shape="id4" draw:start-glue-point="2" draw:end-shape="id14" draw:end-glue-point="0" svg:d="M12250 9175v1363" svg:viewBox="0 0 1 1364">
          <text:p/>
        </draw:connector>
        <draw:frame draw:style-name="gr5" draw:text-style-name="P5" draw:layer="layout" svg:width="2.471cm" svg:height="1.673cm" svg:x="1.2cm" svg:y="5.338cm">
          <draw:text-box>
            <text:p>Line</text:p>
            <text:p>display</text:p>
          </draw:text-box>
        </draw:frame>
        <draw:frame draw:style-name="gr5" draw:text-style-name="P5" draw:layer="layout" svg:width="2.259cm" svg:height="0.962cm" draw:transform="rotate (1.5707963267949) translate (8.7cm 10cm)">
          <draw:text-box>
            <text:p>24001</text:p>
          </draw:text-box>
        </draw:frame>
        <draw:connector draw:style-name="gr15" draw:text-style-name="P3" draw:layer="layout" svg:x1="4.75cm" svg:y1="15.736cm" svg:x2="3.3cm" svg:y2="15.736cm" draw:start-shape="id1" draw:start-glue-point="3" draw:end-shape="id15" draw:end-glue-point="1" svg:d="M4750 15736h-1450" svg:viewBox="0 0 1451 1">
          <text:p/>
        </draw:connector>
        <draw:custom-shape draw:style-name="gr29" draw:text-style-name="P22" xml:id="id15" draw:id="id15" draw:layer="layout" svg:width="2.2cm" svg:height="1.1cm" svg:x="1.1cm" svg:y="15.186cm">
          <text:p text:style-name="P3">Servo</text:p>
          <draw:enhanced-geometry svg:viewBox="0 0 21600 21600" draw:type="rectangle" draw:enhanced-path="M 0 0 L 21600 0 21600 21600 0 21600 0 0 Z N"/>
        </draw:custom-shape>
        <draw:connector draw:style-name="gr30" draw:text-style-name="P3" draw:layer="layout" svg:x1="5.75cm" svg:y1="17.3cm" svg:x2="5.75cm" svg:y2="16.573cm" draw:start-shape="id16" draw:start-glue-point="0" draw:end-shape="id1" draw:end-glue-point="2" svg:d="M5750 17300v-727" svg:viewBox="0 0 1 728">
          <text:p/>
        </draw:connector>
        <draw:connector draw:style-name="gr30" draw:text-style-name="P3" draw:layer="layout" svg:x1="6.75cm" svg:y1="15.736cm" svg:x2="7.6cm" svg:y2="15.736cm" draw:start-shape="id1" draw:start-glue-point="1" draw:end-shape="id11" draw:end-glue-point="3" svg:d="M6750 15736h850" svg:viewBox="0 0 851 1">
          <text:p/>
        </draw:connector>
        <draw:connector draw:style-name="gr30" draw:text-style-name="P3" draw:layer="layout" svg:x1="6.899cm" svg:y1="17.301cm" svg:x2="8.001cm" svg:y2="16.199cm" draw:start-shape="id16" draw:start-glue-point="4" draw:end-shape="id11" draw:end-glue-point="4" svg:d="M6899 17301v-542h1102v-560" svg:viewBox="0 0 1103 1103">
          <text:p/>
        </draw:connector>
        <draw:connector draw:style-name="gr30" draw:text-style-name="P3" draw:layer="layout" svg:x1="7.2cm" svg:y1="18.136cm" svg:x2="7.7cm" svg:y2="18.136cm" draw:start-shape="id16" draw:start-glue-point="1" draw:end-shape="id9" draw:end-glue-point="3" svg:d="M7200 18136h500" svg:viewBox="0 0 501 1">
          <text:p/>
        </draw:connector>
        <draw:connector draw:style-name="gr30" draw:text-style-name="P3" draw:layer="layout" svg:x1="9cm" svg:y1="17.604cm" svg:x2="9cm" svg:y2="16.218cm" draw:start-shape="id9" draw:start-glue-point="0" draw:end-shape="id11" draw:end-glue-point="2" svg:d="M9000 17604v-1386" svg:viewBox="0 0 1 1387">
          <text:p/>
        </draw:connector>
        <draw:custom-shape draw:style-name="gr29" draw:text-style-name="P22" xml:id="id17" draw:id="id17" draw:layer="layout" svg:width="2.2cm" svg:height="1.1cm" svg:x="1.1cm" svg:y="17.486cm">
          <text:p text:style-name="P3">Battery</text:p>
          <draw:enhanced-geometry svg:viewBox="0 0 21600 21600" draw:type="rectangle" draw:enhanced-path="M 0 0 L 21600 0 21600 21600 0 21600 0 0 Z N"/>
        </draw:custom-shape>
        <draw:connector draw:style-name="gr30" draw:text-style-name="P3" draw:layer="layout" svg:x1="3.3cm" svg:y1="18.036cm" svg:x2="4.1cm" svg:y2="16.65cm" draw:start-shape="id17" draw:start-glue-point="1" draw:end-shape="id18" draw:end-glue-point="3" svg:d="M3300 18036h400v-1386h400" svg:viewBox="0 0 801 1387">
          <text:p/>
        </draw:connector>
        <draw:connector draw:style-name="gr15" draw:text-style-name="P3" draw:layer="layout" svg:x1="5.701cm" svg:y1="13.901cm" svg:x2="5.801cm" svg:y2="11.7cm" draw:start-shape="id18" draw:start-glue-point="4" draw:end-shape="id19" draw:end-glue-point="5" svg:d="M5701 13901v-1151h100v-1050" svg:viewBox="0 0 101 2202">
          <text:p/>
        </draw:connector>
        <draw:frame draw:style-name="gr5" draw:text-style-name="P24" draw:layer="layout" svg:width="2.297cm" svg:height="1.673cm" svg:x="3.2cm" svg:y="12.1cm">
          <draw:text-box>
            <text:p text:style-name="P23">Power<text:line-break/>5V</text:p>
          </draw:text-box>
        </draw:frame>
        <draw:custom-shape draw:style-name="gr25" draw:text-style-name="P22" xml:id="id20" draw:id="id20" draw:layer="layout" svg:width="4cm" svg:height="1.1cm" svg:x="14.2cm" svg:y="12.4cm">
          <text:p text:style-name="P3">IMU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10.4cm" svg:y1="15.736cm" svg:x2="14.2cm" svg:y2="12.95cm" draw:start-shape="id11" draw:start-glue-point="1" draw:end-shape="id20" draw:end-glue-point="3" svg:d="M10400 15736h1900v-2786h1900" svg:viewBox="0 0 3801 2787">
          <text:p/>
        </draw:connector>
        <draw:custom-shape draw:style-name="gr31" draw:text-style-name="P22" xml:id="id21" draw:id="id21" draw:layer="layout" svg:width="4.8cm" svg:height="1.1cm" svg:x="2cm" svg:y="3.9cm">
          <text:p text:style-name="P3">REGBOT GUI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4cm" svg:y1="5cm" svg:x2="9.7cm" svg:y2="6.9cm" draw:start-shape="id21" draw:start-glue-point="2" draw:end-shape="id3" draw:end-glue-point="0" svg:d="M4400 5000v951h5300v949" svg:viewBox="0 0 5301 1901">
          <text:p/>
        </draw:connector>
        <draw:custom-shape draw:style-name="gr32" draw:text-style-name="P3" xml:id="id22" draw:id="id22" draw:layer="layout" svg:width="2.6cm" svg:height="1.1cm" svg:x="16.8cm" svg:y="10.4cm">
          <text:p text:style-name="P3">Speaker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16.8cm" svg:y1="10.95cm" svg:x2="15.5cm" svg:y2="9cm" draw:start-shape="id22" draw:start-glue-point="3" draw:end-shape="id19" draw:end-glue-point="1" svg:d="M16800 10950h-650v-1950h-650" svg:viewBox="0 0 1301 1951">
          <text:p/>
        </draw:connector>
        <draw:frame draw:style-name="gr5" draw:text-style-name="P5" draw:layer="layout" svg:width="2.471cm" svg:height="0.962cm" svg:x="15.786cm" svg:y="16.738cm">
          <draw:text-box>
            <text:p>wheel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9T11:42:24.731027698</meta:creation-date>
    <dc:date>2018-12-29T14:21:31.161213379</dc:date>
    <meta:editing-duration>PT7M23S</meta:editing-duration>
    <meta:editing-cycles>3</meta:editing-cycles>
    <meta:generator>LibreOffice/5.2.7.2$Linux_ARM_EABI LibreOffice_project/20m0$Build-2</meta:generator>
    <meta:document-statistic meta:object-count="65"/>
  </office:meta>
</office:document-meta>
</file>